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6.27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port CSV (1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P1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affichage lis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Header-foo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ZIZ Ismaël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AYALA Noel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EN REZIG Moayed</text:p>
          </table:table-cell>
          <table:table-cell/>
          <table:table-cell table:style-name="ce2"/>
          <table:table-cell/>
          <table:table-cell table:style-name="ce2"/>
          <table:table-cell table:number-columns-repeated="10"/>
        </table:table-row>
        <table:table-row table:style-name="ro2">
          <table:table-cell office:value-type="string" calcext:value-type="string">
            <text:p>BENSIALI Zyad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URAND-CHAMPION Yaël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UY Lauric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OS Hugo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DEHAY Maxime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DELBLOND Sandra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DHOKHU TSANG Ngawang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KOLI MOLENGI Hugo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L MOURABIT Younes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MMANUEL Killian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FAYE Ugo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FOTIEU FIANKIO Alex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ANARTHANAN Dhikash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JASICK Clément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SSO Aurélien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KASINDU Oceane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INE Adrien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EONARD Johan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ORNG Jonathan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OMIKA François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Jourdont-Manassé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ZYENE Inès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MAMONJISOA Tiego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IEU Evan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SOUFI Youssef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IRAVAGONVIN Océane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YA Kelly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YA Matthis</text:p>
          </table:table-cell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8T16:34:16.982745759</dc:date>
    <meta:editing-duration>PT28M9S</meta:editing-duration>
    <meta:editing-cycles>2</meta:editing-cycles>
    <meta:generator>LibreOffice/6.4.7.2$Linux_X86_64 LibreOffice_project/40$Build-2</meta:generator>
    <meta:print-date>2024-01-18T16:14:08.899297296</meta:print-date>
    <meta:document-statistic meta:table-count="1" meta:cell-count="38" meta:object-count="0"/>
  </office:meta>
</office:document-meta>
</file>